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tsCronFieldTests.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tsCronFieldTests.set( int ... indi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sCronFieldTests.parse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itsCronFieldTests.setRange( int min , int ma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sCronFieldTests.matches( BitsCronField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tsCronFieldTests.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tsCronFieldTests.clearRange( int min , int ma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sCronFieldTests.invalid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itsCronFieldTests.clear( int ... indi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sCronFieldTests.parseWildc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